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en" fo:country="GB" officeooo:paragraph-rsid="00225a5c"/>
    </style:style>
    <style:style style:name="P2"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3" style:family="paragraph" style:parent-style-name="Heading_20_2">
      <style:text-properties fo:language="en" fo:country="GB" officeooo:paragraph-rsid="00225a5c"/>
    </style:style>
    <style:style style:name="P4" style:family="paragraph" style:parent-style-name="Heading_20_3">
      <style:text-properties fo:language="en" fo:country="GB"/>
    </style:style>
    <style:style style:name="P5" style:family="paragraph" style:parent-style-name="Subtitle">
      <style:text-properties fo:font-size="12pt" officeooo:paragraph-rsid="00225a5c" style:font-size-asian="12pt" style:font-size-complex="12pt"/>
    </style:style>
    <style:style style:name="P6" style:family="paragraph" style:parent-style-name="Subtitle">
      <style:paragraph-properties fo:margin-top="0cm" fo:margin-bottom="0cm" style:contextual-spacing="false" fo:text-align="center" style:justify-single-word="false"/>
      <style:text-properties style:font-name="Liberation Serif" fo:font-size="14pt" fo:language="en" fo:country="GB" officeooo:paragraph-rsid="00225a5c" style:font-size-asian="14pt" style:font-size-complex="14pt"/>
    </style:style>
    <style:style style:name="P7" style:family="paragraph" style:parent-style-name="Subtitle">
      <style:paragraph-properties fo:margin-top="0cm" fo:margin-bottom="0cm" style:contextual-spacing="false" fo:text-align="center" style:justify-single-word="false"/>
      <style:text-properties style:font-name="Liberation Serif" fo:font-size="12pt" fo:language="en" fo:country="GB" officeooo:paragraph-rsid="00225a5c" style:font-size-asian="12pt" style:font-size-complex="12pt"/>
    </style:style>
    <style:style style:name="P8" style:family="paragraph" style:parent-style-name="Subtitle">
      <style:text-properties style:font-name="Liberation Serif" fo:font-size="12pt" fo:language="en" fo:country="GB" officeooo:paragraph-rsid="00225a5c" style:font-size-asian="12pt" style:font-size-complex="12pt"/>
    </style:style>
    <style:style style:name="P9" style:family="paragraph" style:parent-style-name="Text_20_body" style:list-style-name="L54">
      <style:text-properties fo:language="en" fo:country="GB"/>
    </style:style>
    <style:style style:name="P10" style:family="paragraph" style:parent-style-name="Text_20_body" style:list-style-name="L54">
      <style:text-properties fo:language="en" fo:country="GB" officeooo:paragraph-rsid="00382f12"/>
    </style:style>
    <style:style style:name="P11" style:family="paragraph" style:parent-style-name="Text_20_body" style:list-style-name="L54">
      <style:text-properties fo:language="en" fo:country="GB" officeooo:paragraph-rsid="00381e87"/>
    </style:style>
    <style:style style:name="P12" style:family="paragraph" style:parent-style-name="Text_20_body" style:list-style-name="L54">
      <style:text-properties fo:language="en" fo:country="GB" officeooo:rsid="003b372f" officeooo:paragraph-rsid="003b372f"/>
    </style:style>
    <style:style style:name="P13" style:family="paragraph" style:parent-style-name="Text_20_body" style:list-style-name="L54">
      <style:text-properties fo:language="en" fo:country="GB" officeooo:rsid="003c440f" officeooo:paragraph-rsid="003c440f"/>
    </style:style>
    <style:style style:name="P14" style:family="paragraph" style:parent-style-name="Text_20_body" style:list-style-name="L54">
      <style:text-properties fo:language="en" fo:country="GB" officeooo:rsid="0041105f" officeooo:paragraph-rsid="0041105f"/>
    </style:style>
    <style:style style:name="P15" style:family="paragraph" style:parent-style-name="Text_20_body" style:list-style-name="L54">
      <style:text-properties fo:language="en" fo:country="GB" officeooo:rsid="00421998" officeooo:paragraph-rsid="00421998"/>
    </style:style>
    <style:style style:name="P16" style:family="paragraph" style:parent-style-name="Title">
      <style:text-properties style:font-name="Liberation Serif" fo:font-size="22pt" fo:language="en" fo:country="GB" officeooo:paragraph-rsid="00225a5c" style:font-size-asian="22pt" style:font-size-complex="22pt"/>
    </style:style>
    <style:style style:name="T1" style:family="text">
      <style:text-properties officeooo:rsid="0023f27c"/>
    </style:style>
    <style:style style:name="T2" style:family="text">
      <style:text-properties style:font-name="Liberation Serif"/>
    </style:style>
    <style:style style:name="T3" style:family="text">
      <style:text-properties style:font-name="Liberation Serif" fo:language="en" fo:country="GB"/>
    </style:style>
    <style:style style:name="T4" style:family="text">
      <style:text-properties style:font-name="Liberation Serif" fo:font-size="14pt" style:font-size-asian="14pt" style:font-size-complex="14pt"/>
    </style:style>
    <style:style style:name="T5" style:family="text">
      <style:text-properties officeooo:rsid="0043b684"/>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ryptography with OpenSSL – Applications</text:p>
      <text:h text:style-name="P2" text:outline-level="1" text:is-list-header="true">Lab Report <text:span text:style-name="T1">3</text:span></text:h>
      <text:p text:style-name="P6">Information Systems Security course (01TYM, 02KRQ)</text:p>
      <text:p text:style-name="P7">Politecnico di Torino – AA 2023/24</text:p>
      <text:p text:style-name="P8">prepared by:</text:p>
      <text:p text:style-name="P5"><text:span text:style-name="T3">Anuar Elio Magliari (</text:span><text:a xlink:type="simple" xlink:href="mailto:s317033@studenti.polito.it" text:style-name="Internet_20_link" text:visited-style-name="Visited_20_Internet_20_Link"><text:span text:style-name="T3">s317033@studenti.polito.it</text:span></text:a><text:span text:style-name="T3">)</text:span></text:p>
      <text:p text:style-name="P5"><text:span text:style-name="T3">George Florin Eftime (</text:span><text:a xlink:type="simple" xlink:href="mailto:s303483@studenti.polito.it" text:style-name="Internet_20_link" text:visited-style-name="Visited_20_Internet_20_Link"><text:span text:style-name="T3">s303483@studenti.polito.it</text:span></text:a><text:span text:style-name="T3">)</text:span></text:p>
      <text:h text:style-name="P1" text:outline-level="1"><text:span text:style-name="T2">Cryptography applications: integrity</text:span></text:h>
      <text:h text:style-name="P3" text:outline-level="2"><text:span text:style-name="T4">Message Authentication Codes</text:span></text:h>
      <text:h text:style-name="P4" text:outline-level="3"><text:span text:style-name="T2">Manual generation of a keyed-digest</text:span></text:h>
      <text:list text:style-name="L54">
        <text:list-item>
          <text:p text:style-name="P9">Write down the command dgst of OpenSSL that Alice could to calculate a keyed-digest on the file msg, by using sha256 as base function?</text:p>
          <text:list>
            <text:list-item>
              <text:p text:style-name="P9">openssl dgst -sha256 -hmac key -out msg_digest -hex msg</text:p>
            </text:list-item>
          </text:list>
        </text:list-item>
        <text:list-item>
          <text:p text:style-name="P10">What information needs to know Bob to verify this manually constructed keyed-digest?</text:p>
        </text:list-item>
      </text:list>
      <text:section text:style-name="Sect1" text:name="Sezione1">
        <text:list text:continue-numbering="true" text:style-name="L54">
          <text:list-item>
            <text:list>
              <text:list-item>
                <text:p text:style-name="P12">The original plaintext</text:p>
              </text:list-item>
              <text:list-item>
                <text:p text:style-name="P12">The symmetric key</text:p>
              </text:list-item>
              <text:list-item>
                <text:p text:style-name="P13">The base function used for the hashing</text:p>
              </text:list-item>
            </text:list>
          </text:list-item>
        </text:list>
      </text:section>
      <text:list text:continue-numbering="true" text:style-name="L54">
        <text:list-item>
          <text:p text:style-name="P10">Which steps must be performed by Bob to verify the keyed-digest?</text:p>
          <text:list>
            <text:list-item>
              <text:p text:style-name="P14">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1">Why this way of constructing a keyed-digest is not secure?</text:p>
          <text:list>
            <text:list-item>
              <text:p text:style-name="P15">An attacker, even if <text:span text:style-name="T5">he</text:span> do<text:span text:style-name="T5">esn’t</text:span> know the key, could append message blocks to the end of the message (or at the beginning, depending on where the key is located) and recalculate the keyed digest.</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9:38:01.856074745</meta:creation-date>
    <meta:generator>LibreOffice/7.5.8.1$Linux_X86_64 LibreOffice_project/50$Build-1</meta:generator>
    <dc:date>2023-11-07T10:04:03.081417794</dc:date>
    <meta:editing-duration>PT22M56S</meta:editing-duration>
    <meta:editing-cycles>37</meta:editing-cycles>
    <meta:document-statistic meta:table-count="0" meta:image-count="0" meta:object-count="0" meta:page-count="1" meta:paragraph-count="20" meta:word-count="214" meta:character-count="1316" meta:non-whitespace-character-count="1133"/>
  </office:meta>
</office:document-meta>
</file>